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14CBCA21A0E87B0FBED.png" manifest:media-type="image/png"/>
  <manifest:file-entry manifest:full-path="Pictures/10000001000001C600000119218D868D62713545.png" manifest:media-type="image/png"/>
  <manifest:file-entry manifest:full-path="Pictures/10000001000001B2000000FAF4FAF552EA002E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82cm" style:contextual-spacing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82cm" style:contextual-spacing="false" fo:text-indent="0cm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2"><draw:frame draw:style-name="fr2" draw:name="Image1" text:anchor-type="char" svg:x="2.725cm" svg:y="-0.265cm" svg:width="11.483cm" svg:height="6.615cm" draw:z-index="0"><draw:image xlink:href="Pictures/10000001000001B2000000FAF4FAF552EA002E18.png" xlink:type="simple" xlink:show="embed" xlink:actuate="onLoad" draw:mime-type="image/png"/></draw:frame>Q 1.A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char" svg:y="0.002cm" svg:width="12.012cm" svg:height="7.435cm" draw:z-index="1"><draw:image xlink:href="Pictures/10000001000001C600000119218D868D62713545.png" xlink:type="simple" xlink:show="embed" xlink:actuate="onLoad" draw:mime-type="image/png"/></draw:frame>Q 1.B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Image3" text:anchor-type="char" svg:y="0.002cm" svg:width="11.404cm" svg:height="8.784cm" draw:z-index="2"><draw:image xlink:href="Pictures/10000001000001AF0000014CBCA21A0E87B0FBED.png" xlink:type="simple" xlink:show="embed" xlink:actuate="onLoad" draw:mime-type="image/png"/></draw:frame>Q1 C 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82cm" style:contextual-spacing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8cm" fo:margin-left="0cm" fo:margin-right="0cm" fo:margin-bottom="1.16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46"/>ASSIGNMENT 1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1:36:33</meta:creation-date>
    <meta:initial-creator>Sarthak Nagdeote</meta:initial-creator>
    <dc:language>en-IN</dc:language>
    <dc:date>2023-09-10T16:25:44</dc:date>
    <meta:editing-cycles>2</meta:editing-cycles>
    <meta:editing-duration>PT4M</meta:editing-duration>
    <meta:generator>LibreOffice/7.3.5.2$Linux_X86_64 LibreOffice_project/30$Build-2</meta:generator>
    <meta:document-statistic meta:table-count="0" meta:image-count="3" meta:object-count="0" meta:page-count="1" meta:paragraph-count="5" meta:word-count="8" meta:character-count="84" meta:non-whitespace-character-count="22"/>
    <meta:user-defined meta:name="AppVersion">15.0000</meta:user-defined>
    <meta:template xlink:type="simple" xlink:actuate="onRequest" xlink:title="Normal.dotm" xlink:href=""/>
  </office:meta>
</office:document-meta>
</file>